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56eda9" officeooo:paragraph-rsid="00839de2" style:font-name-asian="Ubuntu2" style:font-size-asian="8pt" style:font-name-complex="Ubuntu2" style:font-size-complex="8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839de2" style:font-name-asian="Ubuntu2" style:font-size-asian="8pt" style:font-name-complex="Ubuntu2" style:font-size-complex="8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839de2" style:font-name-asian="Ubuntu2" style:font-size-asian="8pt" style:font-name-complex="Ubuntu2" style:font-size-complex="8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839de2" style:font-name-asian="Ubuntu2" style:font-size-asian="8pt" style:font-name-complex="Ubuntu2" style:font-size-complex="8pt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71c9ce" officeooo:paragraph-rsid="00839de2" style:font-name-asian="Ubuntu2" style:font-size-asian="8pt" style:font-name-complex="Ubuntu2" style:font-size-complex="8pt"/>
    </style:style>
    <style:style style:name="P6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7d7c4d" officeooo:paragraph-rsid="001c237a" style:font-name-asian="Ubuntu2" style:font-size-asian="12pt" style:font-weight-asian="bold" style:font-name-complex="Ubuntu2" style:font-size-complex="12pt"/>
    </style:style>
    <style:style style:name="P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839de2" style:font-name-asian="Ubuntu2" style:font-size-asian="8pt" style:font-name-complex="Ubuntu2" style:font-size-complex="8pt"/>
    </style:style>
    <style:style style:name="P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45e56" officeooo:paragraph-rsid="00839de2" style:font-name-asian="Ubuntu2" style:font-size-asian="8pt" style:font-name-complex="Ubuntu2" style:font-size-complex="8pt"/>
    </style:style>
    <style:style style:name="P1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839de2" style:font-name-asian="Ubuntu2" style:font-size-asian="8pt" style:font-name-complex="Ubuntu2" style:font-size-complex="8pt"/>
    </style:style>
    <style:style style:name="P1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7077dd" style:font-name-asian="Ubuntu2" style:font-size-asian="8pt" style:font-weight-asian="bold" style:font-name-complex="Ubuntu2" style:font-size-complex="8pt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839de2" style:font-name-asian="Ubuntu2" style:font-size-asian="8pt" style:font-name-complex="Ubuntu2" style:font-size-complex="8pt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98af6" officeooo:paragraph-rsid="00839de2" style:font-name-asian="Ubuntu2" style:font-size-asian="8pt" style:font-name-complex="Ubuntu2" style:font-size-complex="8pt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839de2"/>
    </style:style>
    <style:style style:name="P15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c237a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56eda9" officeooo:paragraph-rsid="00839de2"/>
    </style:style>
    <style:style style:name="P17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" fo:font-size="10pt" style:font-name-asian="Ubuntu2" style:font-size-asian="10pt" style:font-name-complex="Ubuntu2" style:font-size-complex="10pt"/>
    </style:style>
    <style:style style:name="P1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8dcba2" officeooo:paragraph-rsid="008dcba2" style:font-name-asian="Ubuntu2" style:font-size-asian="8pt" style:font-name-complex="Ubuntu2" style:font-size-complex="8pt"/>
    </style:style>
    <style:style style:name="P19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8dcba2" officeooo:paragraph-rsid="008dcba2" style:font-name-asian="Ubuntu2" style:font-size-asian="8pt" style:font-name-complex="Ubuntu2" style:font-size-complex="8pt"/>
    </style:style>
    <style:style style:name="P2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8e2c00" officeooo:paragraph-rsid="008e2c00" style:font-name-asian="Ubuntu2" style:font-size-asian="8pt" style:font-name-complex="Ubuntu2" style:font-size-complex="8pt"/>
    </style:style>
    <style:style style:name="P21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2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8dcba2" officeooo:paragraph-rsid="008dcba2" style:font-name-asian="Ubuntu2" style:font-size-asian="8pt" style:font-name-complex="Ubuntu2" style:font-size-complex="8pt"/>
    </style:style>
    <style:style style:name="T1" style:family="text">
      <style:text-properties style:font-name="Ubuntu" fo:font-size="12pt" fo:font-weight="bold" style:font-name-asian="Ubuntu2" style:font-size-asian="12pt" style:font-weight-asian="bold" style:font-name-complex="Ubuntu2" style:font-size-complex="12pt"/>
    </style:style>
    <style:style style:name="T2" style:family="text">
      <style:text-properties style:font-name="Ubuntu" fo:font-size="12pt" fo:font-weight="bold" officeooo:rsid="00065832" style:font-name-asian="Ubuntu2" style:font-size-asian="12pt" style:font-weight-asian="bold" style:font-name-complex="Ubuntu2" style:font-size-complex="12pt"/>
    </style:style>
    <style:style style:name="T3" style:family="text">
      <style:text-properties style:font-name="Ubuntu" fo:font-size="12pt" fo:font-weight="bold" officeooo:rsid="0092faf3" style:font-name-asian="Ubuntu2" style:font-size-asian="12pt" style:font-weight-asian="bold" style:font-name-complex="Ubuntu2" style:font-size-complex="12pt"/>
    </style:style>
    <style:style style:name="T4" style:family="text">
      <style:text-properties style:font-name="Ubuntu" fo:font-size="8pt" officeooo:rsid="004fed3f" style:font-name-asian="Ubuntu2" style:font-size-asian="8pt" style:font-name-complex="Ubuntu2" style:font-size-complex="8pt"/>
    </style:style>
    <style:style style:name="T5" style:family="text">
      <style:text-properties style:font-name="Ubuntu" fo:font-size="8pt" officeooo:rsid="005f781d" style:font-name-asian="Ubuntu2" style:font-size-asian="8pt" style:font-name-complex="Ubuntu2" style:font-size-complex="8pt"/>
    </style:style>
    <style:style style:name="T6" style:family="text">
      <style:text-properties style:font-name="Ubuntu" fo:font-size="8pt" officeooo:rsid="00632abf" style:font-name-asian="Ubuntu2" style:font-size-asian="8pt" style:font-name-complex="Ubuntu2" style:font-size-complex="8pt"/>
    </style:style>
    <style:style style:name="T7" style:family="text">
      <style:text-properties style:font-name="Ubuntu" fo:font-size="8pt" officeooo:rsid="006ddfce" style:font-name-asian="Ubuntu2" style:font-size-asian="8pt" style:font-name-complex="Ubuntu2" style:font-size-complex="8pt"/>
    </style:style>
    <style:style style:name="T8" style:family="text">
      <style:text-properties style:font-name="Ubuntu" fo:font-size="8pt" style:text-underline-style="solid" style:text-underline-width="auto" style:text-underline-color="font-color" officeooo:rsid="00632abf" style:font-name-asian="Ubuntu2" style:font-size-asian="8pt" style:font-name-complex="Ubuntu2" style:font-size-complex="8pt"/>
    </style:style>
    <style:style style:name="T9" style:family="text">
      <style:text-properties style:font-name="Ubuntu" fo:font-size="8pt" style:text-underline-style="solid" style:text-underline-width="auto" style:text-underline-color="font-color" officeooo:rsid="006ddfce" style:font-name-asian="Ubuntu2" style:font-size-asian="8pt" style:font-name-complex="Ubuntu2" style:font-size-complex="8pt"/>
    </style:style>
    <style:style style:name="T10" style:family="text">
      <style:text-properties style:font-name="Ubuntu" fo:font-size="8pt" style:text-underline-style="solid" style:text-underline-width="auto" style:text-underline-color="font-color" officeooo:rsid="00839de2" style:font-name-asian="Ubuntu2" style:font-size-asian="8pt" style:font-name-complex="Ubuntu2" style:font-size-complex="8pt"/>
    </style:style>
    <style:style style:name="T11" style:family="text">
      <style:text-properties style:font-name="Ubuntu" fo:font-size="8pt" style:text-underline-style="solid" style:text-underline-width="auto" style:text-underline-color="font-color" officeooo:rsid="008c5398" style:font-name-asian="Ubuntu2" style:font-size-asian="8pt" style:font-name-complex="Ubuntu2" style:font-size-complex="8pt"/>
    </style:style>
    <style:style style:name="T12" style:family="text">
      <style:text-properties style:font-name="Ubuntu" fo:font-size="8pt" style:text-underline-style="none" officeooo:rsid="0092faf3" style:font-name-asian="Ubuntu2" style:font-size-asian="8pt" style:font-name-complex="Ubuntu2" style:font-size-complex="8pt"/>
    </style:style>
    <style:style style:name="T13" style:family="text">
      <style:text-properties style:font-name="Ubuntu" fo:font-size="8pt" style:text-underline-style="none" officeooo:rsid="006ddfce" style:font-name-asian="Ubuntu2" style:font-size-asian="8pt" style:font-name-complex="Ubuntu2" style:font-size-complex="8pt"/>
    </style:style>
    <style:style style:name="T14" style:family="text">
      <style:text-properties officeooo:rsid="0057b34b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645e56"/>
    </style:style>
    <style:style style:name="T17" style:family="text">
      <style:text-properties style:text-underline-style="solid" style:text-underline-width="auto" style:text-underline-color="font-color" officeooo:rsid="006ddfce"/>
    </style:style>
    <style:style style:name="T18" style:family="text">
      <style:text-properties style:text-underline-style="solid" style:text-underline-width="auto" style:text-underline-color="font-color" officeooo:rsid="00839de2"/>
    </style:style>
    <style:style style:name="T19" style:family="text">
      <style:text-properties officeooo:rsid="00645e56"/>
    </style:style>
    <style:style style:name="T20" style:family="text">
      <style:text-properties officeooo:rsid="0065f891"/>
    </style:style>
    <style:style style:name="T21" style:family="text">
      <style:text-properties officeooo:rsid="0071c9ce"/>
    </style:style>
    <style:style style:name="T22" style:family="text">
      <style:text-properties officeooo:rsid="006bb910"/>
    </style:style>
    <style:style style:name="T23" style:family="text">
      <style:text-properties officeooo:rsid="00839de2"/>
    </style:style>
    <style:style style:name="T24" style:family="text">
      <style:text-properties officeooo:rsid="008c5398"/>
    </style:style>
    <style:style style:name="T25" style:family="text">
      <style:text-properties officeooo:rsid="00902838"/>
    </style:style>
    <style:style style:name="T26" style:family="text">
      <style:text-properties officeooo:rsid="00947a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rogramação Orientada a Objetos</text:p>
      <text:p text:style-name="P6"/>
      <text:p text:style-name="P15"><text:span text:style-name="T1">Prof. D</text:span><text:span text:style-name="T2">elano</text:span><text:span text:style-name="T1"> </text:span><text:span text:style-name="T3">M. </text:span><text:span text:style-name="T2">Beder</text:span></text:p>
      <text:p text:style-name="P7"/>
      <text:p text:style-name="P17"/>
      <text:p text:style-name="P11">Roteiro <text:span text:style-name="T24">11 – Sobrecarga de operadores</text:span></text:p>
      <text:p text:style-name="P11"/>
      <text:p text:style-name="P16"><text:span text:style-name="T4">1. </text:span><text:span text:style-name="T6">Crie um projeto (</text:span><text:span text:style-name="T8">C++</text:span><text:span text:style-name="T6">) denominado </text:span><text:span text:style-name="T11">SobrecargaOperadores</text:span></text:p>
      <text:p text:style-name="P13"/>
      <text:p text:style-name="P9">2. Implementação da abstração <text:span text:style-name="T23">Data</text:span></text:p>
      <text:p text:style-name="P14"><text:span text:style-name="T5"><text:line-break/></text:span><text:span text:style-name="T9">Nova classe C++</text:span><text:span text:style-name="T6"> denominad</text:span><text:span text:style-name="T7">a</text:span><text:span text:style-name="T6"> </text:span><text:span text:style-name="T10">Data</text:span></text:p>
      <text:p text:style-name="P12"/>
      <text:p text:style-name="P14"><text:span text:style-name="T12">D</text:span><text:span text:style-name="T13">ois arquivos: </text:span><text:span text:style-name="T10">Data</text:span><text:span text:style-name="T9">.h</text:span><text:span text:style-name="T13"> (Cabeçalho) e </text:span><text:span text:style-name="T10">Data</text:span><text:span text:style-name="T9">.cpp</text:span><text:span text:style-name="T13"> (Código-fonte)</text:span></text:p>
      <text:p text:style-name="P8"/>
      <text:p text:style-name="P10">2.1 Arquivo <text:span text:style-name="T18">Data</text:span><text:span text:style-name="T15">.h</text:span></text:p>
      <text:p text:style-name="P10"/>
      <text:p text:style-name="P19">#ifndef DATA_H</text:p>
      <text:p text:style-name="P19">#define DATA_H</text:p>
      <text:p text:style-name="P19"/>
      <text:p text:style-name="P19">#include &lt;iostream&gt;</text:p>
      <text:p text:style-name="P19">#include &lt;iomanip&gt;</text:p>
      <text:p text:style-name="P19">using namespace std;</text:p>
      <text:p text:style-name="P19"/>
      <text:p text:style-name="P19">class Data {</text:p>
      <text:p text:style-name="P19">public:</text:p>
      <text:p text:style-name="P19"><text:s text:c="4"/></text:p>
      <text:p text:style-name="P19"><text:s text:c="4"/>// operadores relacionais</text:p>
      <text:p text:style-name="P19"/>
      <text:p text:style-name="P19"><text:s text:c="4"/>bool operator&gt;(const Data&amp; right) const;</text:p>
      <text:p text:style-name="P19"><text:s text:c="4"/>bool operator&gt;=(const Data&amp; right) const;</text:p>
      <text:p text:style-name="P19"><text:s text:c="4"/>bool operator&lt;(const Data&amp; right) const;</text:p>
      <text:p text:style-name="P19"><text:s text:c="4"/>bool operator&lt;=(const Data&amp; right) const;</text:p>
      <text:p text:style-name="P19"><text:s text:c="4"/>bool operator==(const Data&amp; right) const;</text:p>
      <text:p text:style-name="P19"><text:s text:c="4"/>bool operator!=(const Data&amp; right) const;</text:p>
      <text:p text:style-name="P19"/>
      <text:p text:style-name="P19"><text:s text:c="4"/>// fun<text:span text:style-name="T25">ca</text:span>o friend (impressão usando cout)</text:p>
      <text:p text:style-name="P19"><text:s text:c="4"/>friend ostream&amp; operator&lt;&lt;(ostream&amp; os, const Data&amp; obj);</text:p>
      <text:p text:style-name="P19"/>
      <text:p text:style-name="P19"><text:s text:c="4"/>// fun<text:span text:style-name="T25">ca</text:span>o friend (leitura usando cin)</text:p>
      <text:p text:style-name="P19"><text:s text:c="4"/>friend istream&amp; operator&gt;&gt;(istream&amp; is, Data&amp; obj);</text:p>
      <text:p text:style-name="P19"/>
      <text:p text:style-name="P19">private:</text:p>
      <text:p text:style-name="P19"><text:s text:c="4"/>int compare(<text:span text:style-name="T26">const </text:span>Data outra) const;</text:p>
      <text:p text:style-name="P19"><text:s text:c="4"/>int dia, mes, ano;</text:p>
      <text:p text:style-name="P19">};</text:p>
      <text:p text:style-name="P19"/>
      <text:p text:style-name="P19">#endif /* DATA_H */</text:p>
      <text:p text:style-name="P2"/>
      <text:p text:style-name="P3"><text:span text:style-name="T19">2</text:span>.<text:span text:style-name="T19">2 Arquivo </text:span><text:span text:style-name="T18">Data</text:span><text:span text:style-name="T16">.c</text:span><text:span text:style-name="T17">pp</text:span></text:p>
      <text:p text:style-name="P3"/>
      <text:p text:style-name="P18">#include "Data.h"</text:p>
      <text:p text:style-name="P18"/>
      <text:p text:style-name="P18">int Data::compare(<text:span text:style-name="T26">const </text:span>Data outra) const {</text:p>
      <text:p text:style-name="P18"><text:s text:c="4"/>if (this-&gt;ano != outra.ano) {</text:p>
      <text:p text:style-name="P18"><text:s text:c="8"/>return this-&gt;ano - outra.ano;</text:p>
      <text:p text:style-name="P18"><text:s text:c="4"/>} else if (this-&gt;mes != outra.mes) {</text:p>
      <text:p text:style-name="P18"><text:s text:c="8"/>return this-&gt;mes - outra.mes;</text:p>
      <text:p text:style-name="P18"><text:s text:c="4"/>} else return this-&gt;dia - outra.dia;</text:p>
      <text:p text:style-name="P18">}</text:p>
      <text:p text:style-name="P18"/>
      <text:p text:style-name="P18">bool Data::operator&lt;(const Data&amp; right) const {</text:p>
      <text:p text:style-name="P18"><text:s text:c="4"/>return compare(right) &lt; 0;</text:p>
      <text:p text:style-name="P18">}</text:p>
      <text:p text:style-name="P18"/>
      <text:p text:style-name="P18">bool Data::operator&lt;=(const Data&amp; right) const {</text:p>
      <text:p text:style-name="P18"><text:s text:c="4"/>return compare(right) &lt;= 0;</text:p>
      <text:p text:style-name="P18">}</text:p>
      <text:p text:style-name="P18"/>
      <text:p text:style-name="P18">bool Data::operator&gt;(const Data&amp; right) const {</text:p>
      <text:p text:style-name="P18"><text:s text:c="4"/>return compare(right) &gt; 0;</text:p>
      <text:p text:style-name="P18">}</text:p>
      <text:p text:style-name="P18"/>
      <text:p text:style-name="P18"/>
      <text:p text:style-name="P18">bool Data::operator&gt;=(const Data&amp; right) const {</text:p>
      <text:p text:style-name="P18"><text:s text:c="4"/>return compare(right) &gt;= 0;</text:p>
      <text:p text:style-name="P18">}</text:p>
      <text:p text:style-name="P18"/>
      <text:p text:style-name="P18"/>
      <text:p text:style-name="P18"><text:soft-page-break/>bool Data::operator==(const Data&amp; right) const {</text:p>
      <text:p text:style-name="P18"><text:s text:c="4"/>return compare(right) == 0;</text:p>
      <text:p text:style-name="P18">}</text:p>
      <text:p text:style-name="P18"/>
      <text:p text:style-name="P18">bool Data::operator!=(const Data&amp; right) const {</text:p>
      <text:p text:style-name="P18"><text:s text:c="4"/>return compare(right) != 0;</text:p>
      <text:p text:style-name="P18">}</text:p>
      <text:p text:style-name="P18"/>
      <text:p text:style-name="P18">ostream&amp; operator&lt;&lt;(ostream&amp; os, const Data&amp; obj) {</text:p>
      <text:p text:style-name="P18"><text:s text:c="4"/>os &lt;&lt; setfill('0') &lt;&lt; setw(2) &lt;&lt; obj.dia &lt;&lt; "/";</text:p>
      <text:p text:style-name="P18"><text:s text:c="4"/>os &lt;&lt; setfill('0') &lt;&lt; setw(2) &lt;&lt; obj.mes &lt;&lt; "/";</text:p>
      <text:p text:style-name="P18"><text:s text:c="4"/>os &lt;&lt; setfill('0') &lt;&lt; setw(4) &lt;&lt; obj.ano;</text:p>
      <text:p text:style-name="P18"><text:s text:c="4"/>return os;</text:p>
      <text:p text:style-name="P18">}</text:p>
      <text:p text:style-name="P18"/>
      <text:p text:style-name="P18">istream&amp; operator&gt;&gt;(istream&amp; is, Data&amp; obj) {</text:p>
      <text:p text:style-name="P18"><text:s text:c="4"/>char c; // usado para ignorar a barra "/"</text:p>
      <text:p text:style-name="P18"><text:s text:c="4"/>is &gt;&gt; obj.dia &gt;&gt; c &gt;&gt; obj.mes &gt;&gt; c &gt;&gt; obj.ano;</text:p>
      <text:p text:style-name="P18"><text:s text:c="4"/>return is;</text:p>
      <text:p text:style-name="P18">}</text:p>
      <text:p text:style-name="P1"/>
      <text:p text:style-name="P3"><text:span text:style-name="T14">3</text:span>. <text:span text:style-name="T20">Arquivo main.cpp</text:span></text:p>
      <text:p text:style-name="P3"/>
      <text:p text:style-name="P20">#include "Data.h"</text:p>
      <text:p text:style-name="P20"/>
      <text:p text:style-name="P20">int main() {</text:p>
      <text:p text:style-name="P20"><text:s text:c="8"/></text:p>
      <text:p text:style-name="P20"><text:s text:c="4"/>Data D1;</text:p>
      <text:p text:style-name="P20"><text:s text:c="4"/>Data D2;</text:p>
      <text:p text:style-name="P20"><text:s text:c="4"/></text:p>
      <text:p text:style-name="P20"><text:s text:c="4"/>cout &lt;&lt; "1a Data: ";</text:p>
      <text:p text:style-name="P20"><text:s text:c="4"/>cin &gt;&gt; D1;</text:p>
      <text:p text:style-name="P20"><text:s text:c="4"/>cout &lt;&lt; "2a Data: ";</text:p>
      <text:p text:style-name="P20"><text:s text:c="4"/>cin &gt;&gt; D2;</text:p>
      <text:p text:style-name="P20"><text:s text:c="4"/></text:p>
      <text:p text:style-name="P20"><text:s text:c="4"/>if (D1 &gt; D2) {</text:p>
      <text:p text:style-name="P20"><text:s text:c="8"/>cout &lt;&lt; D1 &lt;&lt; " é mais recente que " &lt;&lt; D2 &lt;&lt; endl;</text:p>
      <text:p text:style-name="P20"><text:s text:c="4"/>} else if (D1 &lt; D2) {</text:p>
      <text:p text:style-name="P20"><text:s text:c="8"/>cout &lt;&lt; D2 &lt;&lt; " é mais recente que " &lt;&lt; D1 &lt;&lt; endl;</text:p>
      <text:p text:style-name="P20"><text:s text:c="4"/>} else {</text:p>
      <text:p text:style-name="P20"><text:s text:c="8"/>cout &lt;&lt; D1 &lt;&lt; " é igual a " &lt;&lt; D2 &lt;&lt; endl;</text:p>
      <text:p text:style-name="P20"><text:s text:c="4"/>} </text:p>
      <text:p text:style-name="P20"><text:s text:c="4"/></text:p>
      <text:p text:style-name="P20"><text:s text:c="4"/>return 0;</text:p>
      <text:p text:style-name="P20">}</text:p>
      <text:p text:style-name="P4"/>
      <text:p text:style-name="P4"><text:span text:style-name="T21">4</text:span>. Compile e execute (verifique <text:span text:style-name="T22">a</text:span> <text:span text:style-name="T22">saída impressa</text:span>)</text:p>
      <text:p text:style-name="P4"/>
      <text:p text:style-name="P5">5. Fi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8cm" fo:margin-bottom="1.778cm" fo:margin-left="1.778cm" fo:margin-right="1.778cm" fo:background-color="#ffffff" style:writing-mode="lr-tb" style:layout-grid-color="#c0c0c0" style:layout-grid-lines="261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1-13T19:16:16.611937229</dc:date>
    <meta:editing-duration>PT7H18M3S</meta:editing-duration>
    <meta:editing-cycles>84</meta:editing-cycles>
    <meta:document-statistic meta:table-count="0" meta:image-count="0" meta:object-count="0" meta:page-count="2" meta:paragraph-count="94" meta:word-count="394" meta:character-count="2565" meta:non-whitespace-character-count="2033"/>
  </office:meta>
</office:document-meta>
</file>